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4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c780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6" style:family="table-cell" style:parent-style-name="Default">
      <style:table-cell-properties fo:background-color="#c7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7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7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c7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7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c780ff" style:cell-protect="protected" style:print-content="true" fo:border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ackground-color="#c7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6" style:family="table-cell" style:parent-style-name="Default">
      <style:table-cell-properties fo:background-color="#c7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A1"/>
    </style:style>
    <style:style style:name="ce57" style:family="table-cell" style:parent-style-name="Default">
      <style:table-cell-properties fo:background-color="#ffffff" style:cell-protect="protected" style:print-content="true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A1"/>
    </style:style>
    <style:style style:name="ce60" style:family="table-cell" style:parent-style-name="Normal_20_4" style:data-style-name="N2">
      <style:table-cell-properties fo:background-color="#c7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A1"/>
    </style:style>
    <style:style style:name="ce63" style:family="table-cell" style:parent-style-name="Normal_20_4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67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69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7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  <style:style style:name="ce7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3"/>
        <table:table-column table:style-name="co6" table:default-cell-style-name="ce53"/>
        <table:table-column table:style-name="co7" table:default-cell-style-name="ce43"/>
        <table:table-column table:style-name="co8" table:default-cell-style-name="ce43"/>
        <table:table-column table:style-name="co9" table:number-columns-repeated="7" table:default-cell-style-name="ce43"/>
        <table:table-column table:style-name="co9" table:number-columns-repeated="993" table:default-cell-style-name="ce17"/>
        <table:table-column table:style-name="co9" table:number-columns-repeated="14" table:default-cell-style-name="ce7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4"/>
          <table:table-cell table:style-name="ce30" table:formula="of:=IF(([.D1]=&quot;x&quot;)         OR         ([.D1]=&quot;X&quot;);1;0)" office:value-type="float" office:value="0" calcext:value-type="float">
            <text:p>0</text:p>
          </table:table-cell>
          <table:table-cell table:style-name="ce34"/>
          <table:table-cell table:style-name="ce37"/>
          <table:table-cell table:style-name="ce44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4"/>
          <table:table-cell table:style-name="ce64" table:number-columns-repeated="4"/>
          <table:table-cell table:style-name="ce65" table:number-columns-repeated="3"/>
          <table:table-cell table:style-name="ce66" table:number-columns-repeated="3"/>
          <table:table-cell table:style-name="ce68" table:number-columns-repeated="989"/>
          <table:table-cell table:style-name="ce70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5"/>
          <table:table-cell table:style-name="ce31"/>
          <table:table-cell table:style-name="ce35"/>
          <table:table-cell table:style-name="ce38"/>
          <table:table-cell table:style-name="ce45"/>
          <table:table-cell table:style-name="ce38"/>
          <table:table-cell table:style-name="ce40"/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0">
            <text:p>BCE</text:p>
          </table:table-cell>
          <table:table-cell table:style-name="ce12" office:value-type="string" calcext:value-type="string">
            <text:p>AUDENCIA BS</text:p>
          </table:table-cell>
          <table:table-cell table:style-name="ce19" office:value-type="float" office:value="158" calcext:value-type="float">
            <text:p>158</text:p>
          </table:table-cell>
          <table:table-cell table:style-name="ce26"/>
          <table:table-cell table:style-name="ce30" table:formula="of:=IF(([.D3]=&quot;x&quot;)         OR         ([.D3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Audencia - </text:p>
          </table:table-cell>
          <table:table-cell table:style-name="ce31"/>
          <table:table-cell table:style-name="ce46" office:value-type="string" calcext:value-type="string" table:number-columns-spanned="1" table:number-rows-spanned="2">
            <text:p>Lundi 19</text:p>
          </table:table-cell>
          <table:table-cell table:style-name="ce55" office:value-type="string" calcext:value-type="string">
            <text:p>Mathématiques – 4h</text:p>
          </table:table-cell>
          <table:table-cell table:style-name="ce60" office:value-type="string" calcext:value-type="string">
            <text:p>LV2 – 3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BREST BS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4]=&quot;x&quot;)         OR         ([.D4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Brest - </text:p>
          </table:table-cell>
          <table:table-cell table:style-name="ce31"/>
          <table:covered-table-cell table:style-name="ce47"/>
          <table:table-cell table:style-name="ce56" table:formula="of:=CONCATENATE(IF([.$E$23]=1;&quot;ECRICOME - &quot;;&quot;&quot;);)">
            <text:p/>
          </table:table-cell>
          <table:table-cell table:style-name="ce56" table:formula="of:=CONCATENATE(IF([.$E$23]=1;&quot;ECRICOME - &quot;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BURGUNDY SB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5]=&quot;x&quot;)         OR         ([.D5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BSB - </text:p>
          </table:table-cell>
          <table:table-cell table:style-name="ce31"/>
          <table:table-cell table:style-name="ce46" office:value-type="string" calcext:value-type="string" table:number-columns-spanned="1" table:number-rows-spanned="2">
            <text:p>Mardi 20</text:p>
          </table:table-cell>
          <table:table-cell table:style-name="ce55" office:value-type="string" calcext:value-type="string">
            <text:p>Économie-Droit – 4h</text:p>
          </table:table-cell>
          <table:table-cell table:style-name="ce60" office:value-type="string" calcext:value-type="string">
            <text:p>LV1 – 3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DHEC BS</text:p>
          </table:table-cell>
          <table:table-cell table:style-name="ce19" office:value-type="float" office:value="170" calcext:value-type="float">
            <text:p>170</text:p>
          </table:table-cell>
          <table:table-cell table:style-name="ce26"/>
          <table:table-cell table:style-name="ce30" table:formula="of:=IF(([.D6]=&quot;x&quot;)         OR         ([.D6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DHEC - </text:p>
          </table:table-cell>
          <table:table-cell table:style-name="ce31"/>
          <table:covered-table-cell table:style-name="ce47"/>
          <table:table-cell table:style-name="ce56" table:formula="of:=CONCATENATE(IF([.$E$23]=1;&quot;ECRICOME - &quot;;&quot;&quot;);)">
            <text:p/>
          </table:table-cell>
          <table:table-cell table:style-name="ce56" table:formula="of:=CONCATENATE(IF([.$E$23]=1;&quot;ECRICOME - &quot;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NORMANDIE</text:p>
          </table:table-cell>
          <table:table-cell table:style-name="ce19" office:value-type="float" office:value="45" calcext:value-type="float">
            <text:p>45</text:p>
          </table:table-cell>
          <table:table-cell table:style-name="ce26"/>
          <table:table-cell table:style-name="ce30" table:formula="of:=IF(([.D7]=&quot;x&quot;)         OR         ([.D7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MN - </text:p>
          </table:table-cell>
          <table:table-cell table:style-name="ce31"/>
          <table:table-cell table:style-name="ce46" office:value-type="string" calcext:value-type="string" table:number-columns-spanned="1" table:number-rows-spanned="2">
            <text:p>Mercredi 21</text:p>
          </table:table-cell>
          <table:table-cell table:style-name="ce55" office:value-type="string" calcext:value-type="string">
            <text:p>Philosophie – 4h</text:p>
          </table:table-cell>
          <table:table-cell table:style-name="ce60" office:value-type="string" calcext:value-type="string">
            <text:p>Management – 2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LYON BS</text:p>
          </table:table-cell>
          <table:table-cell table:style-name="ce19" office:value-type="float" office:value="170" calcext:value-type="float">
            <text:p>170</text:p>
          </table:table-cell>
          <table:table-cell table:style-name="ce26"/>
          <table:table-cell table:style-name="ce30" table:formula="of:=IF(([.D8]=&quot;x&quot;)         OR         ([.D8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MLyon - </text:p>
          </table:table-cell>
          <table:table-cell table:style-name="ce31"/>
          <table:covered-table-cell table:style-name="ce47"/>
          <table:table-cell table:style-name="ce56" table:formula="of:=CONCATENATE(IF([.$E$23]=1;&quot;ECRICOME - &quot;;&quot;&quot;);)">
            <text:p/>
          </table:table-cell>
          <table:table-cell table:style-name="ce56" table:formula="of:=CONCATENATE(IF([.$E$23]=1;&quot;ECRICOME - &quot;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SC CLERMONT BS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9]=&quot;x&quot;)         OR         ([.D9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Clermont - </text:p>
          </table:table-cell>
          <table:table-cell table:style-name="ce31"/>
          <table:table-cell table:style-name="ce48"/>
          <table:table-cell table:style-name="ce57" table:number-columns-repeated="2"/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SCP BS</text:p>
          </table:table-cell>
          <table:table-cell table:style-name="ce19" office:value-type="float" office:value="180" calcext:value-type="float">
            <text:p>180</text:p>
          </table:table-cell>
          <table:table-cell table:style-name="ce26"/>
          <table:table-cell table:style-name="ce30" table:formula="of:=IF(([.D10]=&quot;x&quot;)         OR         ([.D10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SCP - </text:p>
          </table:table-cell>
          <table:table-cell table:style-name="ce31"/>
          <table:table-cell table:style-name="ce48"/>
          <table:table-cell table:style-name="ce57" table:number-columns-repeated="2"/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SSEC</text:p>
          </table:table-cell>
          <table:table-cell table:style-name="ce19" office:value-type="float" office:value="180" calcext:value-type="float">
            <text:p>180</text:p>
          </table:table-cell>
          <table:table-cell table:style-name="ce26"/>
          <table:table-cell table:style-name="ce30" table:formula="of:=IF(([.D11]=&quot;x&quot;)         OR         ([.D11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SSEC - </text:p>
          </table:table-cell>
          <table:table-cell table:style-name="ce31"/>
          <table:table-cell table:style-name="ce49" office:value-type="string" calcext:value-type="string" table:number-columns-spanned="1" table:number-rows-spanned="2">
            <text:p>Mardi 27</text:p>
          </table:table-cell>
          <table:table-cell table:style-name="ce58" office:value-type="string" calcext:value-type="string">
            <text:p>Philosophie (Excelia) – 4h</text:p>
          </table:table-cell>
          <table:table-cell table:style-name="ce58" office:value-type="string" calcext:value-type="string">
            <text:p>Économie-Droit (ESSEC) – 4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XCELIA BS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12]=&quot;x&quot;)         OR         ([.D12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Excelia - </text:p>
          </table:table-cell>
          <table:table-cell table:style-name="ce31"/>
          <table:covered-table-cell table:style-name="ce49"/>
          <table:table-cell table:style-name="ce59" table:formula="of:=CONCATENATE(IF([.$E$4]=1;[.$F$4];&quot;&quot;);IF([.$E$5]=1;[.$F$5];&quot;&quot;);IF([.$E$7]=1;[.$F$7];&quot;&quot;);IF([.$E$9]=1;[.$F$9];&quot;&quot;);IF([.$E$12]=1;[.$F$12];&quot;&quot;);IF([.$E$15]=1;[.$F$15];&quot;&quot;);IF([.$E$16]=1;[.$F$16];&quot;&quot;);IF([.$E$18]=1;[.$F$18];&quot;&quot;);IF([.$E$19]=1;[.$F$19];&quot;&quot;);IF([.$E$20]=1;[.$F$20];&quot;&quot;);)">
            <text:p/>
          </table:table-cell>
          <table:table-cell table:style-name="ce59" table:formula="of:=CONCATENATE(IF([.$E$3]=1;[.$F$3];&quot;&quot;);IF([.$E$5]=1;[.$F$5];&quot;&quot;);IF([.$E$6]=1;[.$F$6];&quot;&quot;);IF([.$E$8]=1;[.$F$8];&quot;&quot;);IF([.$E$10]=1;[.$F$10];&quot;&quot;);IF([.$E$11]=1;[.$F$11];&quot;&quot;);IF([.$E$12]=1;[.$F$12];&quot;&quot;);IF([.$E$13]=1;[.$F$13];&quot;&quot;);IF([.$E$14]=1;[.$F$14];&quot;&quot;);IF([.$E$17]=1;[.$F$17];&quot;&quot;);IF([.$E$19]=1;[.$F$19];&quot;&quot;);IF([.$E$21]=1;[.$F$21];&quot;&quot;);IF([.$E$22]=1;[.$F$22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GRENOBLE EM</text:p>
          </table:table-cell>
          <table:table-cell table:style-name="ce19" office:value-type="float" office:value="145" calcext:value-type="float">
            <text:p>145</text:p>
          </table:table-cell>
          <table:table-cell table:style-name="ce26"/>
          <table:table-cell table:style-name="ce30" table:formula="of:=IF(([.D13]=&quot;x&quot;)         OR         ([.D13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Grenoble - </text:p>
          </table:table-cell>
          <table:table-cell table:style-name="ce31"/>
          <table:table-cell table:style-name="ce49" office:value-type="string" calcext:value-type="string" table:number-columns-spanned="1" table:number-rows-spanned="2">
            <text:p>Mercredi 28</text:p>
          </table:table-cell>
          <table:table-cell table:style-name="ce58" office:value-type="string" calcext:value-type="string">
            <text:p>Philosophie (EMLyon/HEC) – 4h</text:p>
          </table:table-cell>
          <table:table-cell table:style-name="ce61" office:value-type="string" calcext:value-type="string">
            <text:p>Management (HEC) – 4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HEC Paris</text:p>
          </table:table-cell>
          <table:table-cell table:style-name="ce19" office:value-type="float" office:value="195" calcext:value-type="float">
            <text:p>195</text:p>
          </table:table-cell>
          <table:table-cell table:style-name="ce26"/>
          <table:table-cell table:style-name="ce30" table:formula="of:=IF(([.D14]=&quot;x&quot;)         OR         ([.D14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HEC - </text:p>
          </table:table-cell>
          <table:table-cell table:style-name="ce31"/>
          <table:covered-table-cell table:style-name="ce49"/>
          <table:table-cell table:style-name="ce59" table:formula="of:=CONCATENATE(IF([.$E$3]=1;[.$F$3];&quot;&quot;);IF([.$E$8]=1;[.$F$8];&quot;&quot;);IF([.$E$10]=1;[.$F$10];&quot;&quot;);IF([.$E$13]=1;[.$F$13];&quot;&quot;);IF([.$E$14]=1;[.$F$14];&quot;&quot;);IF([.$E$17]=1;[.$F$17];&quot;&quot;);IF([.$E$21]=1;[.$F$21];&quot;&quot;);IF([.$E$22]=1;[.$F$22];&quot;&quot;);)">
            <text:p/>
          </table:table-cell>
          <table:table-cell table:style-name="ce62" table:formula="of:=CONCATENATE(IF([.$E$3]=1;[.$F$3];&quot;&quot;);IF([.$E$5]=1;[.$F$5];&quot;&quot;);IF([.$E$6]=1;[.$F$6];&quot;&quot;);IF([.$E$8]=1;[.$F$8];&quot;&quot;);IF([.$E$10]=1;[.$F$10];&quot;&quot;);IF([.$E$11]=1;[.$F$11];&quot;&quot;);IF([.$E$12]=1;[.$F$12];&quot;&quot;);IF([.$E$13]=1;[.$F$13];&quot;&quot;);IF([.$E$14]=1;[.$F$14];&quot;&quot;);IF([.$E$17]=1;[.$F$17];&quot;&quot;);IF([.$E$19]=1;[.$F$19];&quot;&quot;);IF([.$E$21]=1;[.$F$21];&quot;&quot;);IF([.$E$22]=1;[.$F$22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IC NANCY BS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15]=&quot;x&quot;)         OR         ([.D15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ICN - </text:p>
          </table:table-cell>
          <table:table-cell table:style-name="ce31"/>
          <table:table-cell table:style-name="ce49" office:value-type="string" calcext:value-type="string" table:number-columns-spanned="1" table:number-rows-spanned="2">
            <text:p>Jeudi 29</text:p>
          </table:table-cell>
          <table:table-cell table:style-name="ce58" office:value-type="string" calcext:value-type="string">
            <text:p>Économie-Droit (SCBS) – 4h</text:p>
          </table:table-cell>
          <table:table-cell table:style-name="ce61" office:value-type="string" calcext:value-type="string">
            <text:p>Philosophie (EDHEC/ESSEC) – 4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INSEEC GE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16]=&quot;x&quot;)         OR         ([.D16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INSEEC - </text:p>
          </table:table-cell>
          <table:table-cell table:style-name="ce31"/>
          <table:covered-table-cell table:style-name="ce49"/>
          <table:table-cell table:style-name="ce59" table:formula="of:=CONCATENATE(IF([.$E$4]=1;[.$F$4];&quot;&quot;);IF([.$E$7]=1;[.$F$7];&quot;&quot;);IF([.$E$9]=1;[.$F$9];&quot;&quot;);IF([.$E$15]=1;[.$F$15];&quot;&quot;);IF([.$E$16]=1;[.$F$16];&quot;&quot;);IF([.$E$18]=1;[.$F$18];&quot;&quot;);IF([.$E$20]=1;[.$F$20];&quot;&quot;);)">
            <text:p/>
          </table:table-cell>
          <table:table-cell table:style-name="ce62" table:formula="of:=CONCATENATE(IF([.$E$6]=1;[.$F$6];&quot;&quot;);IF([.$E$11]=1;[.$F$11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IM TÉLÉCOM BS</text:p>
          </table:table-cell>
          <table:table-cell table:style-name="ce19" office:value-type="float" office:value="70" calcext:value-type="float">
            <text:p>70</text:p>
          </table:table-cell>
          <table:table-cell table:style-name="ce26"/>
          <table:table-cell table:style-name="ce30" table:formula="of:=IF(([.D17]=&quot;x&quot;)         OR         ([.D17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IMT - </text:p>
          </table:table-cell>
          <table:table-cell table:style-name="ce31"/>
          <table:table-cell table:style-name="ce50" office:value-type="string" calcext:value-type="string" table:number-columns-spanned="1" table:number-rows-spanned="2">
            <text:p>Vendredi 30</text:p>
          </table:table-cell>
          <table:table-cell table:style-name="ce58" office:value-type="string" calcext:value-type="string">
            <text:p>Mathématiques (ESCP) – 4h</text:p>
          </table:table-cell>
          <table:table-cell table:style-name="ce61" office:value-type="string" calcext:value-type="string">
            <text:p>Littérature (ESCP) – 4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ISC PARIS GE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18]=&quot;x&quot;)         OR         ([.D18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ISC - </text:p>
          </table:table-cell>
          <table:table-cell table:style-name="ce31"/>
          <table:covered-table-cell table:style-name="ce50"/>
          <table:table-cell table:style-name="ce59" table:formula="of:=CONCATENATE(IF([.$E$3]=1;[.$F$3];&quot;&quot;);IF([.$E$6]=1;[.$F$6];&quot;&quot;);IF([.$E$8]=1;[.$F$8];&quot;&quot;);IF([.$E$10]=1;[.$F$10];&quot;&quot;);IF([.$E$11]=1;[.$F$11];&quot;&quot;);IF([.$E$13]=1;[.$F$13];&quot;&quot;);IF([.$E$14]=1;[.$F$14];&quot;&quot;);IF([.$E$17]=1;[.$F$17];&quot;&quot;);IF([.$E$21]=1;[.$F$21];&quot;&quot;);IF([.$E$22]=1;[.$F$22];&quot;&quot;);)">
            <text:p/>
          </table:table-cell>
          <table:table-cell table:style-name="ce62" table:formula="of:=CONCATENATE(IF([.$E$10]=1;[.$F$10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MONTPELLIER BS</text:p>
          </table:table-cell>
          <table:table-cell table:style-name="ce19" office:value-type="float" office:value="60" calcext:value-type="float">
            <text:p>60</text:p>
          </table:table-cell>
          <table:table-cell table:style-name="ce26"/>
          <table:table-cell table:style-name="ce30" table:formula="of:=IF(([.D19]=&quot;x&quot;)         OR         ([.D19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Montp. - </text:p>
          </table:table-cell>
          <table:table-cell table:style-name="ce31"/>
          <table:table-cell table:style-name="ce51"/>
          <table:table-cell table:style-name="ce31"/>
          <table:table-cell table:style-name="ce63"/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SOUTH CHAMPAGNE BS</text:p>
          </table:table-cell>
          <table:table-cell table:style-name="ce19" office:value-type="float" office:value="50" calcext:value-type="float">
            <text:p>50</text:p>
          </table:table-cell>
          <table:table-cell table:style-name="ce26"/>
          <table:table-cell table:style-name="ce30" table:formula="of:=IF(([.D20]=&quot;x&quot;)         OR         ([.D20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SCBS - </text:p>
          </table:table-cell>
          <table:table-cell table:style-name="ce31"/>
          <table:table-cell table:style-name="ce51"/>
          <table:table-cell table:style-name="ce31"/>
          <table:table-cell table:style-name="ce63"/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SKEMA BS</text:p>
          </table:table-cell>
          <table:table-cell table:style-name="ce19" office:value-type="float" office:value="140" calcext:value-type="float">
            <text:p>140</text:p>
          </table:table-cell>
          <table:table-cell table:style-name="ce26"/>
          <table:table-cell table:style-name="ce30" table:formula="of:=IF(([.D21]=&quot;x&quot;)         OR         ([.D21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SKEMA - </text:p>
          </table:table-cell>
          <table:table-cell table:style-name="ce31"/>
          <table:table-cell table:style-name="ce49" office:value-type="string" calcext:value-type="string" table:number-columns-spanned="1" table:number-rows-spanned="2">
            <text:p>Lundi 03</text:p>
          </table:table-cell>
          <table:table-cell table:style-name="ce58" office:value-type="string" calcext:value-type="string">
            <text:p>LV1 ELVi – 4h</text:p>
          </table:table-cell>
          <table:table-cell table:style-name="ce61" office:value-type="string" calcext:value-type="string">
            <text:p>LV2 ELVi – 3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TOULOUSE BS</text:p>
          </table:table-cell>
          <table:table-cell table:style-name="ce19" office:value-type="float" office:value="140" calcext:value-type="float">
            <text:p>140</text:p>
          </table:table-cell>
          <table:table-cell table:style-name="ce26"/>
          <table:table-cell table:style-name="ce30" table:formula="of:=IF(([.D22]=&quot;x&quot;)         OR         ([.D22]=&quot;X&quot;);1;0)" office:value-type="float" office:value="0" calcext:value-type="float">
            <text:p>0</text:p>
          </table:table-cell>
          <table:table-cell table:style-name="ce30" office:value-type="string" calcext:value-type="string">
            <text:p>TBS - </text:p>
          </table:table-cell>
          <table:table-cell table:style-name="ce31"/>
          <table:covered-table-cell table:style-name="ce49"/>
          <table:table-cell table:style-name="ce59" table:formula="of:=CONCATENATE(IF([.$E$3]=1;[.$F$3];&quot;&quot;);IF([.$E$6]=1;[.$F$6];&quot;&quot;);IF([.$E$8]=1;[.$F$8];&quot;&quot;);IF([.$E$10]=1;[.$F$10];&quot;&quot;);IF([.$E$11]=1;[.$F$11];&quot;&quot;);IF([.$E$13]=1;[.$F$13];&quot;&quot;);IF([.$E$14]=1;[.$F$14];&quot;&quot;);IF([.$E$21]=1;[.$F$21];&quot;&quot;);IF([.$E$22]=1;[.$F$22];&quot;&quot;);)">
            <text:p/>
          </table:table-cell>
          <table:table-cell table:style-name="ce62" table:formula="of:=CONCATENATE(IF([.$E$3]=1;[.$F$3];&quot;&quot;);IF([.$E$6]=1;[.$F$6];&quot;&quot;);IF([.$E$8]=1;[.$F$8];&quot;&quot;);IF([.$E$10]=1;[.$F$10];&quot;&quot;);IF([.$E$11]=1;[.$F$11];&quot;&quot;);IF([.$E$13]=1;[.$F$13];&quot;&quot;);IF([.$E$14]=1;[.$F$14];&quot;&quot;);IF([.$E$21]=1;[.$F$21];&quot;&quot;);IF([.$E$22]=1;[.$F$22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4">
            <text:p>ECRICOME</text:p>
          </table:table-cell>
          <table:table-cell table:style-name="ce13" office:value-type="string" calcext:value-type="string">
            <text:p>EM STRASBOURG</text:p>
          </table:table-cell>
          <table:table-cell table:style-name="ce20" office:value-type="float" office:value="295" calcext:value-type="float" table:number-columns-spanned="1" table:number-rows-spanned="4">
            <text:p>295</text:p>
          </table:table-cell>
          <table:table-cell table:style-name="ce26" table:number-columns-spanned="1" table:number-rows-spanned="4"/>
          <table:table-cell table:style-name="ce30" table:formula="of:=IF(([.D23]=&quot;x&quot;)         OR         ([.D23]=&quot;X&quot;);1;0)" office:value-type="float" office:value="0" calcext:value-type="float" table:number-columns-spanned="1" table:number-rows-spanned="4">
            <text:p>0</text:p>
          </table:table-cell>
          <table:table-cell table:style-name="ce30" table:number-columns-spanned="1" table:number-rows-spanned="4"/>
          <table:table-cell table:style-name="ce31"/>
          <table:table-cell table:style-name="ce49" office:value-type="string" calcext:value-type="string" table:number-columns-spanned="1" table:number-rows-spanned="2">
            <text:p>Mardi 04</text:p>
          </table:table-cell>
          <table:table-cell table:style-name="ce58" office:value-type="string" calcext:value-type="string">
            <text:p>Mathématiques (BSB) – 4h</text:p>
          </table:table-cell>
          <table:table-cell table:style-name="ce61" office:value-type="string" calcext:value-type="string">
            <text:p>Littérature (HEC) – 3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3" office:value-type="string" calcext:value-type="string">
            <text:p>KEDGE BS</text:p>
          </table:table-cell>
          <table:covered-table-cell table:style-name="ce21"/>
          <table:covered-table-cell table:style-name="ce26"/>
          <table:covered-table-cell table:style-name="ce30" table:formula="of:=IF(([.D24]=&quot;x&quot;)        OR        ([.D24]=&quot;X&quot;);[.C24];0)" office:value-type="float" office:value="0" calcext:value-type="float">
            <text:p>0</text:p>
          </table:covered-table-cell>
          <table:covered-table-cell table:style-name="ce30"/>
          <table:table-cell table:style-name="ce31"/>
          <table:covered-table-cell table:style-name="ce49"/>
          <table:table-cell table:style-name="ce59" table:formula="of:=CONCATENATE(IF([.$E$4]=1;[.$F$4];&quot;&quot;);IF([.$E$5]=1;[.$F$5];&quot;&quot;);IF([.$E$7]=1;[.$F$7];&quot;&quot;);IF([.$E$9]=1;[.$F$9];&quot;&quot;);IF([.$E$12]=1;[.$F$12];&quot;&quot;);IF([.$E$15]=1;[.$F$15];&quot;&quot;);IF([.$E$16]=1;[.$F$16];&quot;&quot;);IF([.$E$18]=1;[.$F$18];&quot;&quot;);IF([.$E$19]=1;[.$F$19];&quot;&quot;);IF([.$E$20]=1;[.$F$20];&quot;&quot;);)">
            <text:p/>
          </table:table-cell>
          <table:table-cell table:style-name="ce62" table:formula="of:=CONCATENATE(IF([.$E$3]=1;[.$F$3];&quot;&quot;);IF([.$E$6]=1;[.$F$6];&quot;&quot;);IF([.$E$8]=1;[.$F$8];&quot;&quot;);IF([.$E$11]=1;[.$F$11];&quot;&quot;);IF([.$E$13]=1;[.$F$13];&quot;&quot;);IF([.$E$14]=1;[.$F$14];&quot;&quot;);IF([.$E$17]=1;[.$F$17];&quot;&quot;);IF([.$E$21]=1;[.$F$21];&quot;&quot;);IF([.$E$22]=1;[.$F$22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3" office:value-type="string" calcext:value-type="string">
            <text:p>NEOMA BS</text:p>
          </table:table-cell>
          <table:covered-table-cell table:style-name="ce21"/>
          <table:covered-table-cell table:style-name="ce26"/>
          <table:covered-table-cell table:style-name="ce30" table:formula="of:=IF(([.D25]=&quot;x&quot;)        OR        ([.D25]=&quot;X&quot;);[.C25];0)" office:value-type="float" office:value="0" calcext:value-type="float">
            <text:p>0</text:p>
          </table:covered-table-cell>
          <table:covered-table-cell table:style-name="ce30"/>
          <table:table-cell table:style-name="ce31"/>
          <table:table-cell table:style-name="ce49" office:value-type="string" calcext:value-type="string" table:number-columns-spanned="1" table:number-rows-spanned="2">
            <text:p>Mercredi 05</text:p>
          </table:table-cell>
          <table:table-cell table:style-name="ce58" office:value-type="string" calcext:value-type="string">
            <text:p>Management (EMN/INSSEC) – 4h</text:p>
          </table:table-cell>
          <table:table-cell table:style-name="ce61" office:value-type="string" calcext:value-type="string">
            <text:p>LV2 IENA – 3h</text:p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RENNES SB</text:p>
          </table:table-cell>
          <table:covered-table-cell table:style-name="ce22"/>
          <table:covered-table-cell table:style-name="ce27"/>
          <table:covered-table-cell table:style-name="ce30" table:formula="of:=IF(([.D26]=&quot;x&quot;)        OR        ([.D26]=&quot;X&quot;);[.C26];0)" office:value-type="float" office:value="0" calcext:value-type="float">
            <text:p>0</text:p>
          </table:covered-table-cell>
          <table:covered-table-cell table:style-name="ce36"/>
          <table:table-cell table:style-name="ce39"/>
          <table:covered-table-cell table:style-name="ce49"/>
          <table:table-cell table:style-name="ce59" table:formula="of:=CONCATENATE(IF([.$E$4]=1;[.$F$4];&quot;&quot;);IF([.$E$7]=1;[.$F$7];&quot;&quot;);IF([.$E$9]=1;[.$F$9];&quot;&quot;);IF([.$E$15]=1;[.$F$15];&quot;&quot;);IF([.$E$16]=1;[.$F$16];&quot;&quot;);IF([.$E$18]=1;[.$F$18];&quot;&quot;);IF([.$E$20]=1;[.$F$20];&quot;&quot;);)">
            <text:p/>
          </table:table-cell>
          <table:table-cell table:style-name="ce62" table:formula="of:=CONCATENATE(IF([.$E$4]=1;[.$F$4];&quot;&quot;);IF([.$E$5]=1;[.$F$5];&quot;&quot;);IF([.$E$7]=1;[.$F$7];&quot;&quot;);IF([.$E$9]=1;[.$F$9];&quot;&quot;);IF([.$E$12]=1;[.$F$12];&quot;&quot;);IF([.$E$15]=1;[.$F$15];&quot;&quot;);IF([.$E$16]=1;[.$F$16];&quot;&quot;);IF([.$E$17]=1;[.$F$17];&quot;&quot;);IF([.$E$18]=1;[.$F$18];&quot;&quot;);IF([.$E$19]=1;[.$F$19];&quot;&quot;);IF([.$E$20]=1;[.$F$20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8"/>
          <table:table-cell table:style-name="ce32" table:number-columns-repeated="2"/>
          <table:table-cell table:style-name="ce40"/>
          <table:table-cell table:style-name="ce49" office:value-type="string" calcext:value-type="string" table:number-columns-spanned="1" table:number-rows-spanned="2">
            <text:p>Jeudi 06</text:p>
          </table:table-cell>
          <table:table-cell table:style-name="ce58" office:value-type="string" calcext:value-type="string">
            <text:p>LV1 IENA – 4h</text:p>
          </table:table-cell>
          <table:table-cell table:style-name="ce61" office:value-type="string" calcext:value-type="string">
            <text:p>Littérature (ICN/ISC) – 3h</text:p>
          </table:table-cell>
          <table:table-cell table:style-name="ce42" table:number-columns-repeated="7"/>
          <table:table-cell table:style-name="ce67" table:number-columns-repeated="3"/>
          <table:table-cell table:style-name="ce69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3"/>
          <table:table-cell table:style-name="ce29" table:formula="of:=IF([.E1]=1;IF([.E23]=1;30;0);SUMPRODUCT([.C3:.C23];[.E3:.E23]))" office:value-type="float" office:value="0" calcext:value-type="float">
            <text:p>0</text:p>
          </table:table-cell>
          <table:table-cell table:style-name="ce33" table:number-columns-repeated="2"/>
          <table:table-cell table:style-name="ce41"/>
          <table:covered-table-cell table:style-name="ce49"/>
          <table:table-cell table:style-name="ce59" table:formula="of:=CONCATENATE(IF([.$E$4]=1;[.$F$4];&quot;&quot;);IF([.$E$5]=1;[.$F$5];&quot;&quot;);IF([.$E$7]=1;[.$F$7];&quot;&quot;);IF([.$E$9]=1;[.$F$9];&quot;&quot;);IF([.$E$12]=1;[.$F$12];&quot;&quot;);IF([.$E$15]=1;[.$F$15];&quot;&quot;);IF([.$E$16]=1;[.$F$16];&quot;&quot;);IF([.$E$17]=1;[.$F$17];&quot;&quot;);IF([.$E$18]=1;[.$F$18];&quot;&quot;);IF([.$E$19]=1;[.$F$19];&quot;&quot;);IF([.$E$20]=1;[.$F$20];&quot;&quot;);)">
            <text:p/>
          </table:table-cell>
          <table:table-cell table:style-name="ce62" table:formula="of:=CONCATENATE(IF([.$E$4]=1;[.$F$4];&quot;&quot;);IF([.$E$5]=1;[.$F$5];&quot;&quot;);IF([.$E$7]=1;[.$F$7];&quot;&quot;);IF([.$E$9]=1;[.$F$9];&quot;&quot;);IF([.$E$12]=1;[.$F$12];&quot;&quot;);IF([.$E$15]=1;[.$F$15];&quot;&quot;);IF([.$E$16]=1;[.$F$16];&quot;&quot;);IF([.$E$18]=1;[.$F$18];&quot;&quot;);IF([.$E$19]=1;[.$F$19];&quot;&quot;);IF([.$E$20]=1;[.$F$20];&quot;&quot;);)">
            <text:p/>
          </table:table-cell>
          <table:table-cell table:style-name="ce42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2"/>
          <table:table-cell table:style-name="ce52"/>
          <table:table-cell table:style-name="ce42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6">
          <table:table-cell table:number-columns-repeated="4"/>
          <table:table-cell table:style-name="ce33" table:number-columns-repeated="2"/>
          <table:table-cell table:style-name="ce42"/>
          <table:table-cell table:style-name="ce52"/>
          <table:table-cell table:style-name="ce42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J12 'Coûts-EDT'.I14:'Coûts-EDT'.J14 'Coûts-EDT'.I16:'Coûts-EDT'.J16 'Coûts-EDT'.I18:'Coûts-EDT'.J18 'Coûts-EDT'.I22:'Coûts-EDT'.J22 'Coûts-EDT'.I24:'Coûts-EDT'.J24 'Coûts-EDT'.I26:'Coûts-EDT'.J26 'Coûts-EDT'.I28:'Coûts-EDT'.J28">
            <calcext:condition calcext:apply-style-name="Not" calcext:value="=&quot;&quot;" calcext:base-cell-address="'Coûts-EDT'.A1"/>
          </calcext:conditional-format>
          <calcext:conditional-format calcext:target-range-address="'Coûts-EDT'.I3:'Coûts-EDT'.J3 'Coûts-EDT'.I5:'Coûts-EDT'.J5 'Coûts-EDT'.I7:'Coûts-EDT'.J7 'Coûts-EDT'.I11:'Coûts-EDT'.J11 'Coûts-EDT'.I13:'Coûts-EDT'.J13 'Coûts-EDT'.I15:'Coûts-EDT'.J15 'Coûts-EDT'.I17:'Coûts-EDT'.J17 'Coûts-EDT'.I21:'Coûts-EDT'.J21 'Coûts-EDT'.I23:'Coûts-EDT'.J23 'Coûts-EDT'.I25:'Coûts-EDT'.J25 'Coûts-EDT'.I27:'Coûts-EDT'.I27 'Coûts-EDT'.J27:'Coûts-EDT'.J27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 style:data-style-name="N2" text:time-value="12:18:01.740400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1-04-16T12:18:58.500579716</dc:date>
    <meta:editing-duration>PT21M40S</meta:editing-duration>
    <meta:editing-cycles>11</meta:editing-cycles>
    <meta:generator>LibreOffice/5.2.7.2$Linux_X86_64 LibreOffice_project/20m0$Build-2</meta:generator>
    <meta:document-statistic meta:table-count="1" meta:cell-count="154" meta:object-count="0"/>
  </office:meta>
</office:document-meta>
</file>